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0B681990B8BC33D59F.png" manifest:media-type="image/png"/>
  <manifest:file-entry manifest:full-path="Pictures/10000001000003B3000001783C45BBC59952DC2D.png" manifest:media-type="image/png"/>
  <manifest:file-entry manifest:full-path="Pictures/10000001000002F000000233917C091DDFCB5FB5.png" manifest:media-type="image/png"/>
  <manifest:file-entry manifest:full-path="Pictures/10000001000003B30000018DFD5460E6567D43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5f0" officeooo:paragraph-rsid="000e25f0"/>
    </style:style>
    <style:style style:name="T1" style:family="text">
      <style:text-properties officeooo:rsid="000c7e58"/>
    </style:style>
    <style:style style:name="T2" style:family="text">
      <style:text-properties officeooo:rsid="000e25f0"/>
    </style:style>
    <style:style style:name="T3" style:family="text">
      <style:text-properties officeooo:rsid="000f45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6"/><text:span text:style-name="T1">ASSIGNMENT NO 8</text:span></text:p>
      <text:p text:style-name="Standard"><text:s/><text:span text:style-name="T1">Q1 <text:s/></text:span><text:span text:style-name="T2">ANSWER</text:span></text:p>
      <text:p text:style-name="P1"><draw:frame draw:style-name="fr1" draw:name="Image1" text:anchor-type="char" svg:width="17cm" svg:height="7.126cm" draw:z-index="0"><draw:image xlink:href="Pictures/10000001000003B30000018DFD5460E6567D4320.png" xlink:type="simple" xlink:show="embed" xlink:actuate="onLoad" draw:mime-type="image/png"/></draw:frame>J</text:p>
      <text:p text:style-name="P1">Q 2 ANSWER </text:p>
      <text:p text:style-name="P1"><draw:frame draw:style-name="fr1" draw:name="Image2" text:anchor-type="char" svg:width="17cm" svg:height="12.726cm" draw:z-index="1"><draw:image xlink:href="Pictures/10000001000002F000000233917C091DDFCB5FB5.png" xlink:type="simple" xlink:show="embed" xlink:actuate="onLoad" draw:mime-type="image/png"/></draw:frame>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 3 ANSWER</text:p>
      <text:p text:style-name="P1"/>
      <text:p text:style-name="P1"><draw:frame draw:style-name="fr1" draw:name="Image3" text:anchor-type="char" svg:width="17cm" svg:height="6.749cm" draw:z-index="2"><draw:image xlink:href="Pictures/10000001000003B3000001783C45BBC59952DC2D.png" xlink:type="simple" xlink:show="embed" xlink:actuate="onLoad" draw:mime-type="image/png"/></draw:frame></text:p>
      <text:p text:style-name="P1"/>
      <text:p text:style-name="P1">Q4 <text:span text:style-name="T3">ANSWER </text:span></text:p>
      <text:p text:style-name="P1"><draw:frame draw:style-name="fr1" draw:name="Image4" text:anchor-type="char" svg:width="17cm" svg:height="4.792cm" draw:z-index="3"><draw:image xlink:href="Pictures/10000001000003B30000010B681990B8BC33D5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19:01.350825419</meta:creation-date>
    <dc:date>2023-09-13T22:21:33.222021601</dc:date>
    <meta:editing-duration>PT35S</meta:editing-duration>
    <meta:editing-cycles>1</meta:editing-cycles>
    <meta:document-statistic meta:table-count="0" meta:image-count="4" meta:object-count="0" meta:page-count="2" meta:paragraph-count="7" meta:word-count="15" meta:character-count="105" meta:non-whitespace-character-count="47"/>
    <meta:generator>LibreOffice/7.3.5.2$Linux_X86_64 LibreOffice_project/30$Build-2</meta:generator>
  </office:meta>
</office:document-meta>
</file>